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1.8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mal" table:style-name="ta1">
        <table:shapes>
          <draw:frame draw:z-index="0" draw:style-name="gr1" draw:text-style-name="P1" svg:width="159.77mm" svg:height="90.04mm" svg:x="136.95mm" svg:y="270.67mm">
            <loext:p draw:notify-on-update-of-ranges="optimal.B5:optimal.B69 optimal.B5:optimal.B86 optimal.A5:optimal.A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 evaluated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is: 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 evaluated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ctory: 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.89881" calcext:value-type="float">
            <text:p>6,89881</text:p>
          </table:table-cell>
          <table:table-cell office:value-type="float" office:value="7.09463" calcext:value-type="float">
            <text:p>7,09463</text:p>
          </table:table-cell>
          <table:table-cell table:number-columns-repeated="2"/>
        </table:table-row>
        <table:table-row table:style-name="ro1">
          <table:table-cell office:value-type="float" office:value="6.79523" calcext:value-type="float">
            <text:p>6,79523</text:p>
          </table:table-cell>
          <table:table-cell office:value-type="float" office:value="7.17852" calcext:value-type="float">
            <text:p>7,17852</text:p>
          </table:table-cell>
          <table:table-cell table:number-columns-repeated="2"/>
        </table:table-row>
        <table:table-row table:style-name="ro1">
          <table:table-cell office:value-type="float" office:value="6.68926" calcext:value-type="float">
            <text:p>6,68926</text:p>
          </table:table-cell>
          <table:table-cell office:value-type="float" office:value="7.25168" calcext:value-type="float">
            <text:p>7,25168</text:p>
          </table:table-cell>
          <table:table-cell table:number-columns-repeated="2"/>
        </table:table-row>
        <table:table-row table:style-name="ro1">
          <table:table-cell office:value-type="float" office:value="6.58091" calcext:value-type="float">
            <text:p>6,58091</text:p>
          </table:table-cell>
          <table:table-cell office:value-type="float" office:value="7.3141" calcext:value-type="float">
            <text:p>7,3141</text:p>
          </table:table-cell>
          <table:table-cell table:number-columns-repeated="2"/>
        </table:table-row>
        <table:table-row table:style-name="ro1">
          <table:table-cell office:value-type="float" office:value="6.47017" calcext:value-type="float">
            <text:p>6,47017</text:p>
          </table:table-cell>
          <table:table-cell office:value-type="float" office:value="7.36577" calcext:value-type="float">
            <text:p>7,36577</text:p>
          </table:table-cell>
          <table:table-cell table:number-columns-repeated="2"/>
        </table:table-row>
        <table:table-row table:style-name="ro1">
          <table:table-cell office:value-type="float" office:value="6.35705" calcext:value-type="float">
            <text:p>6,35705</text:p>
          </table:table-cell>
          <table:table-cell office:value-type="float" office:value="7.40671" calcext:value-type="float">
            <text:p>7,40671</text:p>
          </table:table-cell>
          <table:table-cell table:number-columns-repeated="2"/>
        </table:table-row>
        <table:table-row table:style-name="ro1">
          <table:table-cell office:value-type="float" office:value="6.24154" calcext:value-type="float">
            <text:p>6,24154</text:p>
          </table:table-cell>
          <table:table-cell office:value-type="float" office:value="7.43692" calcext:value-type="float">
            <text:p>7,43692</text:p>
          </table:table-cell>
          <table:table-cell table:number-columns-repeated="2"/>
        </table:table-row>
        <table:table-row table:style-name="ro1">
          <table:table-cell office:value-type="float" office:value="6.12364" calcext:value-type="float">
            <text:p>6,12364</text:p>
          </table:table-cell>
          <table:table-cell office:value-type="float" office:value="7.45638" calcext:value-type="float">
            <text:p>7,45638</text:p>
          </table:table-cell>
          <table:table-cell table:number-columns-repeated="2"/>
        </table:table-row>
        <table:table-row table:style-name="ro1">
          <table:table-cell office:value-type="float" office:value="6.00336" calcext:value-type="float">
            <text:p>6,00336</text:p>
          </table:table-cell>
          <table:table-cell office:value-type="float" office:value="7.46511" calcext:value-type="float">
            <text:p>7,46511</text:p>
          </table:table-cell>
          <table:table-cell table:number-columns-repeated="2"/>
        </table:table-row>
        <table:table-row table:style-name="ro1">
          <table:table-cell office:value-type="float" office:value="5.88069" calcext:value-type="float">
            <text:p>5,88069</text:p>
          </table:table-cell>
          <table:table-cell office:value-type="float" office:value="7.4631" calcext:value-type="float">
            <text:p>7,4631</text:p>
          </table:table-cell>
          <table:table-cell table:number-columns-repeated="2"/>
        </table:table-row>
        <table:table-row table:style-name="ro1">
          <table:table-cell office:value-type="float" office:value="5.75563" calcext:value-type="float">
            <text:p>5,75563</text:p>
          </table:table-cell>
          <table:table-cell office:value-type="float" office:value="7.45035" calcext:value-type="float">
            <text:p>7,45035</text:p>
          </table:table-cell>
          <table:table-cell table:number-columns-repeated="2"/>
        </table:table-row>
        <table:table-row table:style-name="ro1">
          <table:table-cell office:value-type="float" office:value="5.62819" calcext:value-type="float">
            <text:p>5,62819</text:p>
          </table:table-cell>
          <table:table-cell office:value-type="float" office:value="7.42686" calcext:value-type="float">
            <text:p>7,42686</text:p>
          </table:table-cell>
          <table:table-cell table:number-columns-repeated="2"/>
        </table:table-row>
        <table:table-row table:style-name="ro1">
          <table:table-cell office:value-type="float" office:value="5.49836" calcext:value-type="float">
            <text:p>5,49836</text:p>
          </table:table-cell>
          <table:table-cell office:value-type="float" office:value="7.39263" calcext:value-type="float">
            <text:p>7,39263</text:p>
          </table:table-cell>
          <table:table-cell table:number-columns-repeated="2"/>
        </table:table-row>
        <table:table-row table:style-name="ro1">
          <table:table-cell office:value-type="float" office:value="5.36696" calcext:value-type="float">
            <text:p>5,36696</text:p>
          </table:table-cell>
          <table:table-cell office:value-type="float" office:value="7.35338" calcext:value-type="float">
            <text:p>7,35338</text:p>
          </table:table-cell>
          <table:table-cell table:number-columns-repeated="2"/>
        </table:table-row>
        <table:table-row table:style-name="ro1">
          <table:table-cell office:value-type="float" office:value="5.23399" calcext:value-type="float">
            <text:p>5,23399</text:p>
          </table:table-cell>
          <table:table-cell office:value-type="float" office:value="7.30911" calcext:value-type="float">
            <text:p>7,30911</text:p>
          </table:table-cell>
          <table:table-cell table:number-columns-repeated="2"/>
        </table:table-row>
        <table:table-row table:style-name="ro1">
          <table:table-cell office:value-type="float" office:value="5.09862" calcext:value-type="float">
            <text:p>5,09862</text:p>
          </table:table-cell>
          <table:table-cell office:value-type="float" office:value="7.2541" calcext:value-type="float">
            <text:p>7,2541</text:p>
          </table:table-cell>
          <table:table-cell table:number-columns-repeated="2"/>
        </table:table-row>
        <table:table-row table:style-name="ro1">
          <table:table-cell office:value-type="float" office:value="4.9617" calcext:value-type="float">
            <text:p>4,9617</text:p>
          </table:table-cell>
          <table:table-cell office:value-type="float" office:value="7.19407" calcext:value-type="float">
            <text:p>7,19407</text:p>
          </table:table-cell>
          <table:table-cell table:number-columns-repeated="2"/>
        </table:table-row>
        <table:table-row table:style-name="ro1">
          <table:table-cell office:value-type="float" office:value="4.82405" calcext:value-type="float">
            <text:p>4,82405</text:p>
          </table:table-cell>
          <table:table-cell office:value-type="float" office:value="7.13473" calcext:value-type="float">
            <text:p>7,13473</text:p>
          </table:table-cell>
          <table:table-cell table:number-columns-repeated="2"/>
        </table:table-row>
        <table:table-row table:style-name="ro1">
          <table:table-cell office:value-type="float" office:value="4.68542" calcext:value-type="float">
            <text:p>4,68542</text:p>
          </table:table-cell>
          <table:table-cell office:value-type="float" office:value="7.07028" calcext:value-type="float">
            <text:p>7,07028</text:p>
          </table:table-cell>
          <table:table-cell table:number-columns-repeated="2"/>
        </table:table-row>
        <table:table-row table:style-name="ro1">
          <table:table-cell office:value-type="float" office:value="4.545" calcext:value-type="float">
            <text:p>4,545</text:p>
          </table:table-cell>
          <table:table-cell office:value-type="float" office:value="6.99499" calcext:value-type="float">
            <text:p>6,99499</text:p>
          </table:table-cell>
          <table:table-cell table:number-columns-repeated="2"/>
        </table:table-row>
        <table:table-row table:style-name="ro1">
          <table:table-cell office:value-type="float" office:value="4.40302" calcext:value-type="float">
            <text:p>4,40302</text:p>
          </table:table-cell>
          <table:table-cell office:value-type="float" office:value="6.91468" calcext:value-type="float">
            <text:p>6,91468</text:p>
          </table:table-cell>
          <table:table-cell table:number-columns-repeated="2"/>
        </table:table-row>
        <table:table-row table:style-name="ro1">
          <table:table-cell office:value-type="float" office:value="4.26033" calcext:value-type="float">
            <text:p>4,26033</text:p>
          </table:table-cell>
          <table:table-cell office:value-type="float" office:value="6.83508" calcext:value-type="float">
            <text:p>6,83508</text:p>
          </table:table-cell>
          <table:table-cell table:number-columns-repeated="2"/>
        </table:table-row>
        <table:table-row table:style-name="ro1">
          <table:table-cell office:value-type="float" office:value="4.11668" calcext:value-type="float">
            <text:p>4,11668</text:p>
          </table:table-cell>
          <table:table-cell office:value-type="float" office:value="6.75036" calcext:value-type="float">
            <text:p>6,75036</text:p>
          </table:table-cell>
          <table:table-cell table:number-columns-repeated="2"/>
        </table:table-row>
        <table:table-row table:style-name="ro1">
          <table:table-cell office:value-type="float" office:value="3.97182" calcext:value-type="float">
            <text:p>3,97182</text:p>
          </table:table-cell>
          <table:table-cell office:value-type="float" office:value="6.65472" calcext:value-type="float">
            <text:p>6,65472</text:p>
          </table:table-cell>
          <table:table-cell table:number-columns-repeated="2"/>
        </table:table-row>
        <table:table-row table:style-name="ro1">
          <table:table-cell office:value-type="float" office:value="3.82635" calcext:value-type="float">
            <text:p>3,82635</text:p>
          </table:table-cell>
          <table:table-cell office:value-type="float" office:value="6.55413" calcext:value-type="float">
            <text:p>6,55413</text:p>
          </table:table-cell>
          <table:table-cell table:number-columns-repeated="2"/>
        </table:table-row>
        <table:table-row table:style-name="ro1">
          <table:table-cell office:value-type="float" office:value="3.68087" calcext:value-type="float">
            <text:p>3,68087</text:p>
          </table:table-cell>
          <table:table-cell office:value-type="float" office:value="6.45457" calcext:value-type="float">
            <text:p>6,45457</text:p>
          </table:table-cell>
          <table:table-cell table:number-columns-repeated="2"/>
        </table:table-row>
        <table:table-row table:style-name="ro1">
          <table:table-cell office:value-type="float" office:value="3.53538" calcext:value-type="float">
            <text:p>3,53538</text:p>
          </table:table-cell>
          <table:table-cell office:value-type="float" office:value="6.35604" calcext:value-type="float">
            <text:p>6,35604</text:p>
          </table:table-cell>
          <table:table-cell table:number-columns-repeated="2"/>
        </table:table-row>
        <table:table-row table:style-name="ro1">
          <table:table-cell office:value-type="float" office:value="3.38988" calcext:value-type="float">
            <text:p>3,38988</text:p>
          </table:table-cell>
          <table:table-cell office:value-type="float" office:value="6.25253" calcext:value-type="float">
            <text:p>6,25253</text:p>
          </table:table-cell>
          <table:table-cell table:number-columns-repeated="2"/>
        </table:table-row>
        <table:table-row table:style-name="ro1">
          <table:table-cell office:value-type="float" office:value="3.24438" calcext:value-type="float">
            <text:p>3,24438</text:p>
          </table:table-cell>
          <table:table-cell office:value-type="float" office:value="6.13801" calcext:value-type="float">
            <text:p>6,13801</text:p>
          </table:table-cell>
          <table:table-cell table:number-columns-repeated="2"/>
        </table:table-row>
        <table:table-row table:style-name="ro1">
          <table:table-cell office:value-type="float" office:value="3.09888" calcext:value-type="float">
            <text:p>3,09888</text:p>
          </table:table-cell>
          <table:table-cell office:value-type="float" office:value="6.01249" calcext:value-type="float">
            <text:p>6,01249</text:p>
          </table:table-cell>
          <table:table-cell table:number-columns-repeated="2"/>
        </table:table-row>
        <table:table-row table:style-name="ro1">
          <table:table-cell office:value-type="float" office:value="2.95278" calcext:value-type="float">
            <text:p>2,95278</text:p>
          </table:table-cell>
          <table:table-cell office:value-type="float" office:value="5.87601" calcext:value-type="float">
            <text:p>5,87601</text:p>
          </table:table-cell>
          <table:table-cell table:number-columns-repeated="2"/>
        </table:table-row>
        <table:table-row table:style-name="ro1">
          <table:table-cell office:value-type="float" office:value="2.80607" calcext:value-type="float">
            <text:p>2,80607</text:p>
          </table:table-cell>
          <table:table-cell office:value-type="float" office:value="5.73459" calcext:value-type="float">
            <text:p>5,73459</text:p>
          </table:table-cell>
          <table:table-cell table:number-columns-repeated="2"/>
        </table:table-row>
        <table:table-row table:style-name="ro1">
          <table:table-cell office:value-type="float" office:value="2.65935" calcext:value-type="float">
            <text:p>2,65935</text:p>
          </table:table-cell>
          <table:table-cell office:value-type="float" office:value="5.5942" calcext:value-type="float">
            <text:p>5,5942</text:p>
          </table:table-cell>
          <table:table-cell table:number-columns-repeated="2"/>
        </table:table-row>
        <table:table-row table:style-name="ro1">
          <table:table-cell office:value-type="float" office:value="2.51262" calcext:value-type="float">
            <text:p>2,51262</text:p>
          </table:table-cell>
          <table:table-cell office:value-type="float" office:value="5.45484" calcext:value-type="float">
            <text:p>5,45484</text:p>
          </table:table-cell>
          <table:table-cell table:number-columns-repeated="2"/>
        </table:table-row>
        <table:table-row table:style-name="ro1">
          <table:table-cell office:value-type="float" office:value="2.36587" calcext:value-type="float">
            <text:p>2,36587</text:p>
          </table:table-cell>
          <table:table-cell office:value-type="float" office:value="5.3165" calcext:value-type="float">
            <text:p>5,3165</text:p>
          </table:table-cell>
          <table:table-cell table:number-columns-repeated="2"/>
        </table:table-row>
        <table:table-row table:style-name="ro1">
          <table:table-cell office:value-type="float" office:value="2.21973" calcext:value-type="float">
            <text:p>2,21973</text:p>
          </table:table-cell>
          <table:table-cell office:value-type="float" office:value="5.17321" calcext:value-type="float">
            <text:p>5,17321</text:p>
          </table:table-cell>
          <table:table-cell table:number-columns-repeated="2"/>
        </table:table-row>
        <table:table-row table:style-name="ro1">
          <table:table-cell office:value-type="float" office:value="2.0748" calcext:value-type="float">
            <text:p>2,0748</text:p>
          </table:table-cell>
          <table:table-cell office:value-type="float" office:value="5.01898" calcext:value-type="float">
            <text:p>5,01898</text:p>
          </table:table-cell>
          <table:table-cell table:number-columns-repeated="2"/>
        </table:table-row>
        <table:table-row table:style-name="ro1">
          <table:table-cell office:value-type="float" office:value="1.93109" calcext:value-type="float">
            <text:p>1,93109</text:p>
          </table:table-cell>
          <table:table-cell office:value-type="float" office:value="4.85382" calcext:value-type="float">
            <text:p>4,85382</text:p>
          </table:table-cell>
          <table:table-cell table:number-columns-repeated="2"/>
        </table:table-row>
        <table:table-row table:style-name="ro1">
          <table:table-cell office:value-type="float" office:value="1.78859" calcext:value-type="float">
            <text:p>1,78859</text:p>
          </table:table-cell>
          <table:table-cell office:value-type="float" office:value="4.67773" calcext:value-type="float">
            <text:p>4,67773</text:p>
          </table:table-cell>
          <table:table-cell table:number-columns-repeated="2"/>
        </table:table-row>
        <table:table-row table:style-name="ro1">
          <table:table-cell office:value-type="float" office:value="1.64731" calcext:value-type="float">
            <text:p>1,64731</text:p>
          </table:table-cell>
          <table:table-cell office:value-type="float" office:value="4.49071" calcext:value-type="float">
            <text:p>4,49071</text:p>
          </table:table-cell>
          <table:table-cell table:number-columns-repeated="2"/>
        </table:table-row>
        <table:table-row table:style-name="ro1">
          <table:table-cell office:value-type="float" office:value="1.50724" calcext:value-type="float">
            <text:p>1,50724</text:p>
          </table:table-cell>
          <table:table-cell office:value-type="float" office:value="4.29275" calcext:value-type="float">
            <text:p>4,29275</text:p>
          </table:table-cell>
          <table:table-cell table:number-columns-repeated="2"/>
        </table:table-row>
        <table:table-row table:style-name="ro1">
          <table:table-cell office:value-type="float" office:value="1.36839" calcext:value-type="float">
            <text:p>1,36839</text:p>
          </table:table-cell>
          <table:table-cell office:value-type="float" office:value="4.08386" calcext:value-type="float">
            <text:p>4,08386</text:p>
          </table:table-cell>
          <table:table-cell table:number-columns-repeated="2"/>
        </table:table-row>
        <table:table-row table:style-name="ro1">
          <table:table-cell office:value-type="float" office:value="1.23075" calcext:value-type="float">
            <text:p>1,23075</text:p>
          </table:table-cell>
          <table:table-cell office:value-type="float" office:value="3.86404" calcext:value-type="float">
            <text:p>3,86404</text:p>
          </table:table-cell>
          <table:table-cell table:number-columns-repeated="2"/>
        </table:table-row>
        <table:table-row table:style-name="ro1">
          <table:table-cell office:value-type="float" office:value="1.09432" calcext:value-type="float">
            <text:p>1,09432</text:p>
          </table:table-cell>
          <table:table-cell office:value-type="float" office:value="3.63329" calcext:value-type="float">
            <text:p>3,63329</text:p>
          </table:table-cell>
          <table:table-cell table:number-columns-repeated="2"/>
        </table:table-row>
        <table:table-row table:style-name="ro1">
          <table:table-cell office:value-type="float" office:value="0.959115" calcext:value-type="float">
            <text:p>0,959115</text:p>
          </table:table-cell>
          <table:table-cell office:value-type="float" office:value="3.3916" calcext:value-type="float">
            <text:p>3,3916</text:p>
          </table:table-cell>
          <table:table-cell table:number-columns-repeated="2"/>
        </table:table-row>
        <table:table-row table:style-name="ro1">
          <table:table-cell office:value-type="float" office:value="0.825121" calcext:value-type="float">
            <text:p>0,825121</text:p>
          </table:table-cell>
          <table:table-cell office:value-type="float" office:value="3.13898" calcext:value-type="float">
            <text:p>3,13898</text:p>
          </table:table-cell>
          <table:table-cell table:number-columns-repeated="2"/>
        </table:table-row>
        <table:table-row table:style-name="ro1">
          <table:table-cell office:value-type="float" office:value="0.692341" calcext:value-type="float">
            <text:p>0,692341</text:p>
          </table:table-cell>
          <table:table-cell office:value-type="float" office:value="2.87543" calcext:value-type="float">
            <text:p>2,87543</text:p>
          </table:table-cell>
          <table:table-cell table:number-columns-repeated="2"/>
        </table:table-row>
        <table:table-row table:style-name="ro1">
          <table:table-cell office:value-type="float" office:value="0.560776" calcext:value-type="float">
            <text:p>0,560776</text:p>
          </table:table-cell>
          <table:table-cell office:value-type="float" office:value="2.60094" calcext:value-type="float">
            <text:p>2,60094</text:p>
          </table:table-cell>
          <table:table-cell table:number-columns-repeated="2"/>
        </table:table-row>
        <table:table-row table:style-name="ro1">
          <table:table-cell office:value-type="float" office:value="0.430426" calcext:value-type="float">
            <text:p>0,430426</text:p>
          </table:table-cell>
          <table:table-cell office:value-type="float" office:value="2.31552" calcext:value-type="float">
            <text:p>2,31552</text:p>
          </table:table-cell>
          <table:table-cell table:number-columns-repeated="2"/>
        </table:table-row>
        <table:table-row table:style-name="ro1">
          <table:table-cell office:value-type="float" office:value="0.30129" calcext:value-type="float">
            <text:p>0,30129</text:p>
          </table:table-cell>
          <table:table-cell office:value-type="float" office:value="2.01917" calcext:value-type="float">
            <text:p>2,01917</text:p>
          </table:table-cell>
          <table:table-cell table:number-columns-repeated="2"/>
        </table:table-row>
        <table:table-row table:style-name="ro1">
          <table:table-cell office:value-type="float" office:value="0.173369" calcext:value-type="float">
            <text:p>0,173369</text:p>
          </table:table-cell>
          <table:table-cell office:value-type="float" office:value="1.71189" calcext:value-type="float">
            <text:p>1,71189</text:p>
          </table:table-cell>
          <table:table-cell table:number-columns-repeated="2"/>
        </table:table-row>
        <table:table-row table:style-name="ro1">
          <table:table-cell office:value-type="float" office:value="0.046663" calcext:value-type="float">
            <text:p>0,046663</text:p>
          </table:table-cell>
          <table:table-cell office:value-type="float" office:value="1.39367" calcext:value-type="float">
            <text:p>1,39367</text:p>
          </table:table-cell>
          <table:table-cell table:number-columns-repeated="2"/>
        </table:table-row>
        <table:table-row table:style-name="ro1">
          <table:table-cell office:value-type="float" office:value="-0.0788284" calcext:value-type="float">
            <text:p>-0,0788284</text:p>
          </table:table-cell>
          <table:table-cell office:value-type="float" office:value="1.06452" calcext:value-type="float">
            <text:p>1,06452</text:p>
          </table:table-cell>
          <table:table-cell table:number-columns-repeated="2"/>
        </table:table-row>
        <table:table-row table:style-name="ro1">
          <table:table-cell office:value-type="float" office:value="-0.204089" calcext:value-type="float">
            <text:p>-0,204089</text:p>
          </table:table-cell>
          <table:table-cell office:value-type="float" office:value="0.729524" calcext:value-type="float">
            <text:p>0,729524</text:p>
          </table:table-cell>
          <table:table-cell table:number-columns-repeated="2"/>
        </table:table-row>
        <table:table-row table:style-name="ro1">
          <table:table-cell office:value-type="float" office:value="-0.329325" calcext:value-type="float">
            <text:p>-0,329325</text:p>
          </table:table-cell>
          <table:table-cell office:value-type="float" office:value="0.394487" calcext:value-type="float">
            <text:p>0,394487</text:p>
          </table:table-cell>
          <table:table-cell table:number-columns-repeated="2"/>
        </table:table-row>
        <table:table-row table:style-name="ro1">
          <table:table-cell office:value-type="float" office:value="-0.454258" calcext:value-type="float">
            <text:p>-0,454258</text:p>
          </table:table-cell>
          <table:table-cell office:value-type="float" office:value="0.059275" calcext:value-type="float">
            <text:p>0,0592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12:49:00.622000000</dc:date>
    <meta:editing-duration>P1DT1H32M19S</meta:editing-duration>
    <meta:editing-cycles>2</meta:editing-cycles>
    <meta:generator>LibreOffice/5.0.3.2$Windows_x86 LibreOffice_project/e5f16313668ac592c1bfb310f4390624e3dbfb75</meta:generator>
    <meta:document-statistic meta:table-count="1" meta:cell-count="1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scatter" chart:column-mapping="0" chart:style-name="ch1">
        <chart:legend chart:legend-position="end" svg:x="12.994cm" svg:y="4.203cm" style:legend-expansion="high" chart:style-name="ch2"/>
        <chart:plot-area chart:style-name="ch3" table:cell-range-address="optimal.A5:optimal.B69 optimal.B5:optimal.B86" chart:data-source-has-labels="column" svg:x="0.319cm" svg:y="0.18cm" svg:width="12.356cm" svg:height="8.645cm">
          <chartooo:coordinate-region svg:x="0.465cm" svg:y="0.379cm" svg:width="12.116cm" svg:height="7.799cm"/>
          <chart:axis chart:dimension="x" chart:name="primary-x" chart:style-name="ch4" chartooo:axis-type="auto">
            <chart:categories table:cell-range-address="optimal.B5:optimal.B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timal.B5:optimal.B86" chart:class="chart:scatter">
            <chart:domain table:cell-range-address="optimal.A5:optimal.A69"/>
            <chart:data-point chart:repeated="8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optimal.B5:optimal.B69</svg:desc>
                </draw:g>
              </table:table-cell>
              <table:table-cell office:value-type="float" office:value="7">
                <text:p>7</text:p>
                <draw:g>
                  <svg:desc>optimal.A5:optimal.A69</svg:desc>
                </draw:g>
              </table:table-cell>
              <table:table-cell office:value-type="float" office:value="7">
                <text:p>7</text:p>
                <draw:g>
                  <svg:desc>optimal.B5:optimal.B86</svg:desc>
                </draw:g>
              </table:table-cell>
            </table:table-row>
            <table:table-row>
              <table:table-cell office:value-type="float" office:value="7.09463">
                <text:p>10</text:p>
              </table:table-cell>
              <table:table-cell office:value-type="float" office:value="6.89881">
                <text:p>6.89881</text:p>
              </table:table-cell>
              <table:table-cell office:value-type="float" office:value="7.09463">
                <text:p>7.09463</text:p>
              </table:table-cell>
            </table:table-row>
            <table:table-row>
              <table:table-cell office:value-type="float" office:value="7.17852">
                <text:p>10</text:p>
              </table:table-cell>
              <table:table-cell office:value-type="float" office:value="6.79523">
                <text:p>6.79523</text:p>
              </table:table-cell>
              <table:table-cell office:value-type="float" office:value="7.17852">
                <text:p>7.17852</text:p>
              </table:table-cell>
            </table:table-row>
            <table:table-row>
              <table:table-cell office:value-type="float" office:value="7.25168">
                <text:p>10</text:p>
              </table:table-cell>
              <table:table-cell office:value-type="float" office:value="6.68926">
                <text:p>6.68926</text:p>
              </table:table-cell>
              <table:table-cell office:value-type="float" office:value="7.25168">
                <text:p>7.25168</text:p>
              </table:table-cell>
            </table:table-row>
            <table:table-row>
              <table:table-cell office:value-type="float" office:value="7.3141">
                <text:p>10</text:p>
              </table:table-cell>
              <table:table-cell office:value-type="float" office:value="6.58091">
                <text:p>6.58091</text:p>
              </table:table-cell>
              <table:table-cell office:value-type="float" office:value="7.3141">
                <text:p>7.3141</text:p>
              </table:table-cell>
            </table:table-row>
            <table:table-row>
              <table:table-cell office:value-type="float" office:value="7.36577">
                <text:p>10</text:p>
              </table:table-cell>
              <table:table-cell office:value-type="float" office:value="6.47017">
                <text:p>6.47017</text:p>
              </table:table-cell>
              <table:table-cell office:value-type="float" office:value="7.36577">
                <text:p>7.36577</text:p>
              </table:table-cell>
            </table:table-row>
            <table:table-row>
              <table:table-cell office:value-type="float" office:value="7.40671">
                <text:p>10</text:p>
              </table:table-cell>
              <table:table-cell office:value-type="float" office:value="6.35705">
                <text:p>6.35705</text:p>
              </table:table-cell>
              <table:table-cell office:value-type="float" office:value="7.40671">
                <text:p>7.40671</text:p>
              </table:table-cell>
            </table:table-row>
            <table:table-row>
              <table:table-cell office:value-type="float" office:value="7.43692">
                <text:p>10</text:p>
              </table:table-cell>
              <table:table-cell office:value-type="float" office:value="6.24154">
                <text:p>6.24154</text:p>
              </table:table-cell>
              <table:table-cell office:value-type="float" office:value="7.43692">
                <text:p>7.43692</text:p>
              </table:table-cell>
            </table:table-row>
            <table:table-row>
              <table:table-cell office:value-type="float" office:value="7.45638">
                <text:p>10</text:p>
              </table:table-cell>
              <table:table-cell office:value-type="float" office:value="6.12364">
                <text:p>6.12364</text:p>
              </table:table-cell>
              <table:table-cell office:value-type="float" office:value="7.45638">
                <text:p>7.45638</text:p>
              </table:table-cell>
            </table:table-row>
            <table:table-row>
              <table:table-cell office:value-type="float" office:value="7.46511">
                <text:p>10</text:p>
              </table:table-cell>
              <table:table-cell office:value-type="float" office:value="6.00336">
                <text:p>6.00336</text:p>
              </table:table-cell>
              <table:table-cell office:value-type="float" office:value="7.46511">
                <text:p>7.46511</text:p>
              </table:table-cell>
            </table:table-row>
            <table:table-row>
              <table:table-cell office:value-type="float" office:value="7.4631">
                <text:p>10</text:p>
              </table:table-cell>
              <table:table-cell office:value-type="float" office:value="5.88069">
                <text:p>5.88069</text:p>
              </table:table-cell>
              <table:table-cell office:value-type="float" office:value="7.4631">
                <text:p>7.4631</text:p>
              </table:table-cell>
            </table:table-row>
            <table:table-row>
              <table:table-cell office:value-type="float" office:value="7.45035">
                <text:p>10</text:p>
              </table:table-cell>
              <table:table-cell office:value-type="float" office:value="5.75563">
                <text:p>5.75563</text:p>
              </table:table-cell>
              <table:table-cell office:value-type="float" office:value="7.45035">
                <text:p>7.45035</text:p>
              </table:table-cell>
            </table:table-row>
            <table:table-row>
              <table:table-cell office:value-type="float" office:value="7.42686">
                <text:p>10</text:p>
              </table:table-cell>
              <table:table-cell office:value-type="float" office:value="5.62819">
                <text:p>5.62819</text:p>
              </table:table-cell>
              <table:table-cell office:value-type="float" office:value="7.42686">
                <text:p>7.42686</text:p>
              </table:table-cell>
            </table:table-row>
            <table:table-row>
              <table:table-cell office:value-type="float" office:value="7.39263">
                <text:p>10</text:p>
              </table:table-cell>
              <table:table-cell office:value-type="float" office:value="5.49836">
                <text:p>5.49836</text:p>
              </table:table-cell>
              <table:table-cell office:value-type="float" office:value="7.39263">
                <text:p>7.39263</text:p>
              </table:table-cell>
            </table:table-row>
            <table:table-row>
              <table:table-cell office:value-type="float" office:value="7.35338">
                <text:p>10</text:p>
              </table:table-cell>
              <table:table-cell office:value-type="float" office:value="5.36696">
                <text:p>5.36696</text:p>
              </table:table-cell>
              <table:table-cell office:value-type="float" office:value="7.35338">
                <text:p>7.35338</text:p>
              </table:table-cell>
            </table:table-row>
            <table:table-row>
              <table:table-cell office:value-type="float" office:value="7.30911">
                <text:p>10</text:p>
              </table:table-cell>
              <table:table-cell office:value-type="float" office:value="5.23399">
                <text:p>5.23399</text:p>
              </table:table-cell>
              <table:table-cell office:value-type="float" office:value="7.30911">
                <text:p>7.30911</text:p>
              </table:table-cell>
            </table:table-row>
            <table:table-row>
              <table:table-cell office:value-type="float" office:value="7.2541">
                <text:p>10</text:p>
              </table:table-cell>
              <table:table-cell office:value-type="float" office:value="5.09862">
                <text:p>5.09862</text:p>
              </table:table-cell>
              <table:table-cell office:value-type="float" office:value="7.2541">
                <text:p>7.2541</text:p>
              </table:table-cell>
            </table:table-row>
            <table:table-row>
              <table:table-cell office:value-type="float" office:value="7.19407">
                <text:p>10</text:p>
              </table:table-cell>
              <table:table-cell office:value-type="float" office:value="4.9617">
                <text:p>4.9617</text:p>
              </table:table-cell>
              <table:table-cell office:value-type="float" office:value="7.19407">
                <text:p>7.19407</text:p>
              </table:table-cell>
            </table:table-row>
            <table:table-row>
              <table:table-cell office:value-type="float" office:value="7.13473">
                <text:p>10</text:p>
              </table:table-cell>
              <table:table-cell office:value-type="float" office:value="4.82405">
                <text:p>4.82405</text:p>
              </table:table-cell>
              <table:table-cell office:value-type="float" office:value="7.13473">
                <text:p>7.13473</text:p>
              </table:table-cell>
            </table:table-row>
            <table:table-row>
              <table:table-cell office:value-type="float" office:value="7.07028">
                <text:p>10</text:p>
              </table:table-cell>
              <table:table-cell office:value-type="float" office:value="4.68542">
                <text:p>4.68542</text:p>
              </table:table-cell>
              <table:table-cell office:value-type="float" office:value="7.07028">
                <text:p>7.07028</text:p>
              </table:table-cell>
            </table:table-row>
            <table:table-row>
              <table:table-cell office:value-type="float" office:value="6.99499">
                <text:p>10</text:p>
              </table:table-cell>
              <table:table-cell office:value-type="float" office:value="4.545">
                <text:p>4.545</text:p>
              </table:table-cell>
              <table:table-cell office:value-type="float" office:value="6.99499">
                <text:p>6.99499</text:p>
              </table:table-cell>
            </table:table-row>
            <table:table-row>
              <table:table-cell office:value-type="float" office:value="6.91468">
                <text:p>10</text:p>
              </table:table-cell>
              <table:table-cell office:value-type="float" office:value="4.40302">
                <text:p>4.40302</text:p>
              </table:table-cell>
              <table:table-cell office:value-type="float" office:value="6.91468">
                <text:p>6.91468</text:p>
              </table:table-cell>
            </table:table-row>
            <table:table-row>
              <table:table-cell office:value-type="float" office:value="6.83508">
                <text:p>10</text:p>
              </table:table-cell>
              <table:table-cell office:value-type="float" office:value="4.26033">
                <text:p>4.26033</text:p>
              </table:table-cell>
              <table:table-cell office:value-type="float" office:value="6.83508">
                <text:p>6.83508</text:p>
              </table:table-cell>
            </table:table-row>
            <table:table-row>
              <table:table-cell office:value-type="float" office:value="6.75036">
                <text:p>10</text:p>
              </table:table-cell>
              <table:table-cell office:value-type="float" office:value="4.11668">
                <text:p>4.11668</text:p>
              </table:table-cell>
              <table:table-cell office:value-type="float" office:value="6.75036">
                <text:p>6.75036</text:p>
              </table:table-cell>
            </table:table-row>
            <table:table-row>
              <table:table-cell office:value-type="float" office:value="6.65472">
                <text:p>10</text:p>
              </table:table-cell>
              <table:table-cell office:value-type="float" office:value="3.97182">
                <text:p>3.97182</text:p>
              </table:table-cell>
              <table:table-cell office:value-type="float" office:value="6.65472">
                <text:p>6.65472</text:p>
              </table:table-cell>
            </table:table-row>
            <table:table-row>
              <table:table-cell office:value-type="float" office:value="6.55413">
                <text:p>10</text:p>
              </table:table-cell>
              <table:table-cell office:value-type="float" office:value="3.82635">
                <text:p>3.82635</text:p>
              </table:table-cell>
              <table:table-cell office:value-type="float" office:value="6.55413">
                <text:p>6.55413</text:p>
              </table:table-cell>
            </table:table-row>
            <table:table-row>
              <table:table-cell office:value-type="float" office:value="6.45457">
                <text:p>10</text:p>
              </table:table-cell>
              <table:table-cell office:value-type="float" office:value="3.68087">
                <text:p>3.68087</text:p>
              </table:table-cell>
              <table:table-cell office:value-type="float" office:value="6.45457">
                <text:p>6.45457</text:p>
              </table:table-cell>
            </table:table-row>
            <table:table-row>
              <table:table-cell office:value-type="float" office:value="6.35604">
                <text:p>10</text:p>
              </table:table-cell>
              <table:table-cell office:value-type="float" office:value="3.53538">
                <text:p>3.53538</text:p>
              </table:table-cell>
              <table:table-cell office:value-type="float" office:value="6.35604">
                <text:p>6.35604</text:p>
              </table:table-cell>
            </table:table-row>
            <table:table-row>
              <table:table-cell office:value-type="float" office:value="6.25253">
                <text:p>10</text:p>
              </table:table-cell>
              <table:table-cell office:value-type="float" office:value="3.38988">
                <text:p>3.38988</text:p>
              </table:table-cell>
              <table:table-cell office:value-type="float" office:value="6.25253">
                <text:p>6.25253</text:p>
              </table:table-cell>
            </table:table-row>
            <table:table-row>
              <table:table-cell office:value-type="float" office:value="6.13801">
                <text:p>10</text:p>
              </table:table-cell>
              <table:table-cell office:value-type="float" office:value="3.24438">
                <text:p>3.24438</text:p>
              </table:table-cell>
              <table:table-cell office:value-type="float" office:value="6.13801">
                <text:p>6.13801</text:p>
              </table:table-cell>
            </table:table-row>
            <table:table-row>
              <table:table-cell office:value-type="float" office:value="6.01249">
                <text:p>10</text:p>
              </table:table-cell>
              <table:table-cell office:value-type="float" office:value="3.09888">
                <text:p>3.09888</text:p>
              </table:table-cell>
              <table:table-cell office:value-type="float" office:value="6.01249">
                <text:p>6.01249</text:p>
              </table:table-cell>
            </table:table-row>
            <table:table-row>
              <table:table-cell office:value-type="float" office:value="5.87601">
                <text:p>10</text:p>
              </table:table-cell>
              <table:table-cell office:value-type="float" office:value="2.95278">
                <text:p>2.95278</text:p>
              </table:table-cell>
              <table:table-cell office:value-type="float" office:value="5.87601">
                <text:p>5.87601</text:p>
              </table:table-cell>
            </table:table-row>
            <table:table-row>
              <table:table-cell office:value-type="float" office:value="5.73459">
                <text:p>10</text:p>
              </table:table-cell>
              <table:table-cell office:value-type="float" office:value="2.80607">
                <text:p>2.80607</text:p>
              </table:table-cell>
              <table:table-cell office:value-type="float" office:value="5.73459">
                <text:p>5.73459</text:p>
              </table:table-cell>
            </table:table-row>
            <table:table-row>
              <table:table-cell office:value-type="float" office:value="5.5942">
                <text:p>10</text:p>
              </table:table-cell>
              <table:table-cell office:value-type="float" office:value="2.65935">
                <text:p>2.65935</text:p>
              </table:table-cell>
              <table:table-cell office:value-type="float" office:value="5.5942">
                <text:p>5.5942</text:p>
              </table:table-cell>
            </table:table-row>
            <table:table-row>
              <table:table-cell office:value-type="float" office:value="5.45484">
                <text:p>10</text:p>
              </table:table-cell>
              <table:table-cell office:value-type="float" office:value="2.51262">
                <text:p>2.51262</text:p>
              </table:table-cell>
              <table:table-cell office:value-type="float" office:value="5.45484">
                <text:p>5.45484</text:p>
              </table:table-cell>
            </table:table-row>
            <table:table-row>
              <table:table-cell office:value-type="float" office:value="5.3165">
                <text:p>10</text:p>
              </table:table-cell>
              <table:table-cell office:value-type="float" office:value="2.36587">
                <text:p>2.36587</text:p>
              </table:table-cell>
              <table:table-cell office:value-type="float" office:value="5.3165">
                <text:p>5.3165</text:p>
              </table:table-cell>
            </table:table-row>
            <table:table-row>
              <table:table-cell office:value-type="float" office:value="5.17321">
                <text:p>10</text:p>
              </table:table-cell>
              <table:table-cell office:value-type="float" office:value="2.21973">
                <text:p>2.21973</text:p>
              </table:table-cell>
              <table:table-cell office:value-type="float" office:value="5.17321">
                <text:p>5.17321</text:p>
              </table:table-cell>
            </table:table-row>
            <table:table-row>
              <table:table-cell office:value-type="float" office:value="5.01898">
                <text:p>10</text:p>
              </table:table-cell>
              <table:table-cell office:value-type="float" office:value="2.0748">
                <text:p>2.0748</text:p>
              </table:table-cell>
              <table:table-cell office:value-type="float" office:value="5.01898">
                <text:p>5.01898</text:p>
              </table:table-cell>
            </table:table-row>
            <table:table-row>
              <table:table-cell office:value-type="float" office:value="4.85382">
                <text:p/>
              </table:table-cell>
              <table:table-cell office:value-type="float" office:value="1.93109">
                <text:p>1.93109</text:p>
              </table:table-cell>
              <table:table-cell office:value-type="float" office:value="4.85382">
                <text:p>4.85382</text:p>
              </table:table-cell>
            </table:table-row>
            <table:table-row>
              <table:table-cell office:value-type="float" office:value="4.67773">
                <text:p/>
              </table:table-cell>
              <table:table-cell office:value-type="float" office:value="1.78859">
                <text:p>1.78859</text:p>
              </table:table-cell>
              <table:table-cell office:value-type="float" office:value="4.67773">
                <text:p>4.67773</text:p>
              </table:table-cell>
            </table:table-row>
            <table:table-row>
              <table:table-cell office:value-type="float" office:value="4.49071">
                <text:p/>
              </table:table-cell>
              <table:table-cell office:value-type="float" office:value="1.64731">
                <text:p>1.64731</text:p>
              </table:table-cell>
              <table:table-cell office:value-type="float" office:value="4.49071">
                <text:p>4.49071</text:p>
              </table:table-cell>
            </table:table-row>
            <table:table-row>
              <table:table-cell office:value-type="float" office:value="4.29275">
                <text:p/>
              </table:table-cell>
              <table:table-cell office:value-type="float" office:value="1.50724">
                <text:p>1.50724</text:p>
              </table:table-cell>
              <table:table-cell office:value-type="float" office:value="4.29275">
                <text:p>4.29275</text:p>
              </table:table-cell>
            </table:table-row>
            <table:table-row>
              <table:table-cell office:value-type="float" office:value="4.08386">
                <text:p/>
              </table:table-cell>
              <table:table-cell office:value-type="float" office:value="1.36839">
                <text:p>1.36839</text:p>
              </table:table-cell>
              <table:table-cell office:value-type="float" office:value="4.08386">
                <text:p>4.08386</text:p>
              </table:table-cell>
            </table:table-row>
            <table:table-row>
              <table:table-cell office:value-type="float" office:value="3.86404">
                <text:p/>
              </table:table-cell>
              <table:table-cell office:value-type="float" office:value="1.23075">
                <text:p>1.23075</text:p>
              </table:table-cell>
              <table:table-cell office:value-type="float" office:value="3.86404">
                <text:p>3.86404</text:p>
              </table:table-cell>
            </table:table-row>
            <table:table-row>
              <table:table-cell office:value-type="float" office:value="3.63329">
                <text:p/>
              </table:table-cell>
              <table:table-cell office:value-type="float" office:value="1.09432">
                <text:p>1.09432</text:p>
              </table:table-cell>
              <table:table-cell office:value-type="float" office:value="3.63329">
                <text:p>3.63329</text:p>
              </table:table-cell>
            </table:table-row>
            <table:table-row>
              <table:table-cell office:value-type="float" office:value="3.3916">
                <text:p/>
              </table:table-cell>
              <table:table-cell office:value-type="float" office:value="0.959115">
                <text:p>0.959115</text:p>
              </table:table-cell>
              <table:table-cell office:value-type="float" office:value="3.3916">
                <text:p>3.3916</text:p>
              </table:table-cell>
            </table:table-row>
            <table:table-row>
              <table:table-cell office:value-type="float" office:value="3.13898">
                <text:p/>
              </table:table-cell>
              <table:table-cell office:value-type="float" office:value="0.825121">
                <text:p>0.825121</text:p>
              </table:table-cell>
              <table:table-cell office:value-type="float" office:value="3.13898">
                <text:p>3.13898</text:p>
              </table:table-cell>
            </table:table-row>
            <table:table-row>
              <table:table-cell office:value-type="float" office:value="2.87543">
                <text:p/>
              </table:table-cell>
              <table:table-cell office:value-type="float" office:value="0.692341">
                <text:p>0.692341</text:p>
              </table:table-cell>
              <table:table-cell office:value-type="float" office:value="2.87543">
                <text:p>2.87543</text:p>
              </table:table-cell>
            </table:table-row>
            <table:table-row>
              <table:table-cell office:value-type="float" office:value="2.60094">
                <text:p/>
              </table:table-cell>
              <table:table-cell office:value-type="float" office:value="0.560776">
                <text:p>0.560776</text:p>
              </table:table-cell>
              <table:table-cell office:value-type="float" office:value="2.60094">
                <text:p>2.60094</text:p>
              </table:table-cell>
            </table:table-row>
            <table:table-row>
              <table:table-cell office:value-type="float" office:value="2.31552">
                <text:p/>
              </table:table-cell>
              <table:table-cell office:value-type="float" office:value="0.430426">
                <text:p>0.430426</text:p>
              </table:table-cell>
              <table:table-cell office:value-type="float" office:value="2.31552">
                <text:p>2.31552</text:p>
              </table:table-cell>
            </table:table-row>
            <table:table-row>
              <table:table-cell office:value-type="float" office:value="2.01917">
                <text:p/>
              </table:table-cell>
              <table:table-cell office:value-type="float" office:value="0.30129">
                <text:p>0.30129</text:p>
              </table:table-cell>
              <table:table-cell office:value-type="float" office:value="2.01917">
                <text:p>2.01917</text:p>
              </table:table-cell>
            </table:table-row>
            <table:table-row>
              <table:table-cell office:value-type="float" office:value="1.71189">
                <text:p/>
              </table:table-cell>
              <table:table-cell office:value-type="float" office:value="0.173369">
                <text:p>0.173369</text:p>
              </table:table-cell>
              <table:table-cell office:value-type="float" office:value="1.71189">
                <text:p>1.71189</text:p>
              </table:table-cell>
            </table:table-row>
            <table:table-row>
              <table:table-cell office:value-type="float" office:value="1.39367">
                <text:p/>
              </table:table-cell>
              <table:table-cell office:value-type="float" office:value="0.046663">
                <text:p>0.046663</text:p>
              </table:table-cell>
              <table:table-cell office:value-type="float" office:value="1.39367">
                <text:p>1.39367</text:p>
              </table:table-cell>
            </table:table-row>
            <table:table-row>
              <table:table-cell office:value-type="float" office:value="1.06452">
                <text:p/>
              </table:table-cell>
              <table:table-cell office:value-type="float" office:value="-0.0788284">
                <text:p>-0.0788284</text:p>
              </table:table-cell>
              <table:table-cell office:value-type="float" office:value="1.06452">
                <text:p>1.06452</text:p>
              </table:table-cell>
            </table:table-row>
            <table:table-row>
              <table:table-cell office:value-type="float" office:value="0.729524">
                <text:p>0</text:p>
              </table:table-cell>
              <table:table-cell office:value-type="float" office:value="-0.204089">
                <text:p>-0.204089</text:p>
              </table:table-cell>
              <table:table-cell office:value-type="float" office:value="0.729524">
                <text:p>0.729524</text:p>
              </table:table-cell>
            </table:table-row>
            <table:table-row>
              <table:table-cell office:value-type="float" office:value="0.394487">
                <text:p>0</text:p>
              </table:table-cell>
              <table:table-cell office:value-type="float" office:value="-0.329325">
                <text:p>-0.329325</text:p>
              </table:table-cell>
              <table:table-cell office:value-type="float" office:value="0.394487">
                <text:p>0.394487</text:p>
              </table:table-cell>
            </table:table-row>
            <table:table-row>
              <table:table-cell office:value-type="float" office:value="0.059275">
                <text:p>0</text:p>
              </table:table-cell>
              <table:table-cell office:value-type="float" office:value="-0.454258">
                <text:p>-0.454258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